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0.50pt" fo:font-weight="bold" fo:font-family="Arial" style:font-family-asian="Arial" style:font-family-complex="Arial" fo:background-color="transparent" fo:color="#000000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0.50pt" fo:font-weight="normal" fo:font-family="Arial" style:font-family-asian="Arial" style:font-family-complex="Arial" fo:background-color="transparent" fo:color="#000000"/>
    </style:style>
    <style:style style:name="T7" style:family="text">
      <style:text-properties fo:font-size="10.5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8" style:family="text">
      <style:text-properties fo:font-size="10.50pt" fo:font-weight="normal" fo:font-family="Arial" style:font-family-asian="Arial" style:font-family-complex="Arial" fo:background-color="transparent" fo:color="#000000"/>
    </style:style>
    <style:style style:name="T9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0.50pt" fo:font-weight="normal" fo:font-family="Arial" style:font-family-asian="Arial" style:font-family-complex="Arial" fo:background-color="transparent" fo:color="#000000"/>
    </style:style>
    <style:style style:name="T12" style:family="text">
      <style:text-properties fo:font-size="10.5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13" style:family="text">
      <style:text-properties fo:font-size="10.50pt" fo:font-weight="normal" fo:font-family="Arial" style:font-family-asian="Arial" style:font-family-complex="Arial" fo:background-color="transparent" fo:color="#000000"/>
    </style:style>
    <style:style style:name="T14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0.50pt" fo:font-weight="normal" fo:font-family="Arial" style:font-family-asian="Arial" style:font-family-complex="Arial" fo:background-color="transparent" fo:color="#000000"/>
    </style:style>
    <style:style style:name="T17" style:family="text">
      <style:text-properties fo:font-size="10.5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18" style:family="text">
      <style:text-properties fo:font-size="10.50pt" fo:font-weight="normal" fo:font-family="Arial" style:font-family-asian="Arial" style:font-family-complex="Arial" fo:background-color="transparent" fo:color="#000000"/>
    </style:style>
    <style:style style:name="T19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0.50pt" fo:font-weight="normal" fo:font-family="Arial" style:font-family-asian="Arial" style:font-family-complex="Arial" fo:background-color="transparent" fo:color="#000000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0.50pt" fo:font-weight="normal" fo:font-family="Arial" style:font-family-asian="Arial" style:font-family-complex="Arial" fo:background-color="transparent" style:use-window-font-color="true"/>
    </style:style>
    <style:style style:name="T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0.50pt" fo:font-weight="normal" fo:font-family="Arial" style:font-family-asian="Arial" style:font-family-complex="Arial" fo:background-color="transparent" style:use-window-font-color="true"/>
    </style:style>
    <style:style style:name="P1" style:family="paragraph">
      <style:paragraph-properties fo:line-height="150.00%" fo:text-align="center"/>
    </style:style>
    <style:style style:name="P2" style:family="paragraph">
      <style:paragraph-properties fo:line-height="150.00%" fo:text-align="left"/>
    </style:style>
    <style:style style:name="P3" style:family="paragraph">
      <style:paragraph-properties fo:line-height="150.00%" fo:text-align="center"/>
    </style:style>
    <style:style style:name="P4" style:family="paragraph">
      <style:paragraph-properties fo:line-height="150.00%" fo:text-align="left"/>
    </style:style>
    <text:list-style style:name="L5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5" style:family="paragraph">
      <style:paragraph-properties fo:line-height="150.00%" fo:text-align="left"/>
    </style:style>
    <style:style style:name="P6" style:family="paragraph">
      <style:paragraph-properties fo:line-height="150.00%" fo:text-align="justify" fo:margin-left="36.00pt" fo:text-indent="0.00pt"/>
    </style:style>
    <style:style style:name="P7" style:family="paragraph">
      <style:paragraph-properties fo:line-height="150.00%" fo:text-align="left" fo:margin-left="36.00pt" fo:text-indent="0.00pt"/>
    </style:style>
    <style:style style:name="P8" style:family="paragraph">
      <style:paragraph-properties fo:line-height="150.00%" fo:text-align="justify" fo:margin-left="0.00pt" fo:text-indent="35.40pt"/>
    </style:style>
    <text:list-style style:name="L9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9" style:family="paragraph">
      <style:paragraph-properties fo:line-height="150.00%" fo:text-align="left"/>
    </style:style>
    <style:style style:name="P10" style:family="paragraph">
      <style:paragraph-properties fo:line-height="150.00%" fo:text-align="justify" fo:margin-left="36.00pt" fo:text-indent="0.00pt"/>
    </style:style>
    <style:style style:name="P11" style:family="paragraph">
      <style:paragraph-properties fo:line-height="150.00%" fo:text-align="left" fo:margin-left="36.00pt" fo:text-indent="0.00pt"/>
    </style:style>
    <style:style style:name="P12" style:family="paragraph">
      <style:paragraph-properties fo:line-height="150.00%" fo:text-align="left"/>
    </style:style>
    <text:list-style style:name="L13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13" style:family="paragraph">
      <style:paragraph-properties fo:line-height="150.00%" fo:text-align="left"/>
    </style:style>
    <style:style style:name="P14" style:family="paragraph">
      <style:paragraph-properties fo:line-height="150.00%" fo:text-align="justify" fo:margin-left="36.00pt" fo:text-indent="0.00pt"/>
    </style:style>
    <style:style style:name="P15" style:family="paragraph">
      <style:paragraph-properties fo:line-height="150.00%" fo:text-align="left" fo:margin-left="36.00pt" fo:text-indent="0.00pt"/>
    </style:style>
    <style:style style:name="P16" style:family="paragraph">
      <style:paragraph-properties fo:line-height="150.00%" fo:text-align="left"/>
    </style:style>
    <text:list-style style:name="L17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17" style:family="paragraph">
      <style:paragraph-properties fo:line-height="150.00%" fo:text-align="left"/>
    </style:style>
    <style:style style:name="P18" style:family="paragraph">
      <style:paragraph-properties fo:line-height="150.00%" fo:text-align="justify" fo:margin-left="36.00pt" fo:text-indent="0.00pt"/>
    </style:style>
    <style:style style:name="P19" style:family="paragraph">
      <style:paragraph-properties fo:line-height="150.00%" fo:text-align="left" fo:margin-left="36.00pt" fo:text-indent="0.00pt"/>
    </style:style>
    <style:style style:name="P20" style:family="paragraph">
      <style:paragraph-properties fo:line-height="150.00%" fo:text-align="left" fo:margin-left="35.40pt" fo:text-indent="0.00pt"/>
    </style:style>
    <text:list-style style:name="L21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21" style:family="paragraph">
      <style:paragraph-properties fo:line-height="150.00%" fo:text-align="left"/>
    </style:style>
    <style:style style:name="P22" style:family="paragraph">
      <style:paragraph-properties fo:line-height="150.00%" fo:text-align="justify" fo:margin-left="36.00pt" fo:text-indent="0.00pt"/>
    </style:style>
    <style:style style:name="P23" style:family="paragraph">
      <style:paragraph-properties fo:line-height="150.00%" fo:text-align="left" fo:margin-left="36.00pt" fo:text-indent="0.00pt"/>
    </style:style>
    <text:list-style style:name="L24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24" style:family="paragraph">
      <style:paragraph-properties fo:line-height="150.00%" fo:text-align="left"/>
    </style:style>
    <style:style style:name="P25" style:family="paragraph">
      <style:paragraph-properties fo:line-height="150.00%" fo:text-align="left" fo:margin-left="36.00pt" fo:text-indent="0.00pt"/>
    </style:style>
  </office:automatic-styles>
  <office:body>
    <office:text>
      <text:p text:style-name="P1"><text:span text:style-name="T1"/></text:p>
      <text:p text:style-name="P2"><text:span text:style-name="T2">Descarregueu l'XML dit «mondial.xml» que teniu disponible al curs moodle. Obriu-lo amb el vostre editor de XQuery preferit i feu-li una ullada per tenir idea de la seva estructura.</text:span></text:p>
      <text:p text:style-name="P2"><text:span text:style-name="T3"/></text:p>
      <text:p text:style-name="P3"><text:span text:style-name="T4">CONSULTES XQUERY</text:span></text:p>
      <text:p text:style-name="P4"><text:span text:style-name="T5"/></text:p>
      <text:list text:style-name="L5">
        <text:list-item>
          <text:p text:style-name="P5"><text:span text:style-name="T6">Llisteu<text:s/></text:span><text:span text:style-name="T7">el número</text:span><text:span text:style-name="T8"><text:s/>de ciutats espanyoles (element «city»).</text:span></text:p>
        </text:list-item>
      </text:list>
      <text:p text:style-name="P6"><text:span text:style-name="T9">for $var in //city</text:span></text:p>
      <text:p text:style-name="P6"><text:span text:style-name="T9">where $var /../../@name = 'Spain'</text:span></text:p>
      <text:p text:style-name="P7"><text:span text:style-name="T9">return data($var/name)</text:span></text:p>
      <text:p text:style-name="P8"><text:span text:style-name="T10"/></text:p>
      <text:list text:style-name="L9">
        <text:list-item>
          <text:p text:style-name="P9"><text:span text:style-name="T11">Llisteu per ordre alfabètic<text:s/></text:span><text:span text:style-name="T12">el nom<text:s/></text:span><text:span text:style-name="T13">de totes les illes (element &lt;island&gt;) espanyoles («Spain»). Es valorarà que a la consulta no aparegui la cadena de caràcters «f0_385».</text:span></text:p>
        </text:list-item>
      </text:list>
      <text:p text:style-name="P10"><text:span text:style-name="T14">let $spain := mondial/country[@name="Spain"]/@id</text:span></text:p>
      <text:p text:style-name="P10"><text:span text:style-name="T14">for $var in /mondial/island</text:span></text:p>
      <text:p text:style-name="P10"><text:span text:style-name="T14">where $var/located/@country = $spain</text:span></text:p>
      <text:p text:style-name="P10"><text:span text:style-name="T14">order by $var/@name</text:span></text:p>
      <text:p text:style-name="P11"><text:span text:style-name="T14">return data($var/@name)</text:span></text:p>
      <text:p text:style-name="P12"><text:span text:style-name="T15"/></text:p>
      <text:list text:style-name="L13">
        <text:list-item>
          <text:p text:style-name="P13"><text:span text:style-name="T16">Llisteu<text:s/></text:span><text:span text:style-name="T17">el nom</text:span><text:span text:style-name="T18"><text:s/>de les regions espanyoles(element «province») banyades pel mar mediterrani («Mediterranean Sea»). A la consulta es permet utilitzar el codi de país de Spain, el qual és «f0_385».</text:span></text:p>
        </text:list-item>
      </text:list>
      <text:p text:style-name="P14"><text:span text:style-name="T19">let $sea := mondial/sea[@name="Mediterranean Sea"]/located/@province</text:span></text:p>
      <text:p text:style-name="P14"><text:span text:style-name="T19">for $var in /mondial/country/province</text:span></text:p>
      <text:p text:style-name="P14"><text:span text:style-name="T19">where $var/@country= 'f0_385' and<text:s text:c="2"/>$var/@id = $sea</text:span></text:p>
      <text:p text:style-name="P15"><text:span text:style-name="T19">return data($var/@name)</text:span></text:p>
      <text:p text:style-name="P16"><text:span text:style-name="T20"/></text:p>
      <text:list text:style-name="L17">
        <text:list-item>
          <text:p text:style-name="P17"><text:span text:style-name="T21">Llisteu el nom dels llacs (element «lake»), que pertanyen a 2 o més països diferents.</text:span></text:p>
        </text:list-item>
      </text:list>
      <text:p text:style-name="P18"><text:span text:style-name="T21">for $var in /mondial/lake</text:span></text:p>
      <text:p text:style-name="P18"><text:span text:style-name="T21">where count(distinct-values($var/located/@country))&gt;1 </text:span></text:p>
      <text:p text:style-name="P19"><text:span text:style-name="T21">return data($var/@name)</text:span></text:p>
      <text:p text:style-name="P20"><text:span text:style-name="T22"/></text:p>
      <text:list text:style-name="L21">
        <text:list-item>
          <text:p text:style-name="P21"><text:span text:style-name="T23">Llisteu el nom del països que tenen més d’una religió però com a mínim una és la musulmana ‘Muslim’.</text:span></text:p>
        </text:list-item>
      </text:list>
      <text:p text:style-name="P22"><text:span text:style-name="T23">for $var in /mondial/country</text:span></text:p>
      <text:p text:style-name="P22"><text:span text:style-name="T23">where $var/religions/@percentage&gt;'100' and $var/religions = 'Muslim'</text:span></text:p>
      <text:p text:style-name="P23"><text:span text:style-name="T23">return data($var/@name)</text:span></text:p>
      <text:p text:style-name="P23"><text:span text:style-name="T24"/></text:p>
      <text:list text:style-name="L24">
        <text:list-item>
          <text:p text:style-name="P24"><text:span text:style-name="T25">llac més grand d'amèrica</text:span></text:p>
        </text:list-item>
      </text:list>
      <text:p text:style-name="P25"><text:span text:style-name="T25">let $america := //country[encompassed/@continent ="f0_126"]/@id</text:span></text:p>
      <text:p text:style-name="P25"><text:span text:style-name="T25">let $grande := max(//lake[located/@country = $america]/@area)</text:span></text:p>
      <text:p text:style-name="P25"><text:span text:style-name="T25">for $var in /mondial/lake</text:span></text:p>
      <text:p text:style-name="P25"><text:span text:style-name="T25">where $var/located/@country = $america and $var/@area = $grande</text:span></text:p>
      <text:p text:style-name="P25"><text:span text:style-name="T25">return data($var/@name)</text:span></text:p>
      <text:p text:style-name="P25"><text:span text:style-name="T25"/></text:p>
      <text:p text:style-name="P25"><text:span text:style-name="T25"/></text:p>
      <text:p text:style-name="P25"><text:span text:style-name="T25">let $america := //country[encompassed/@continent ="f0_126"]/@id</text:span></text:p>
      <text:p text:style-name="P25"><text:span text:style-name="T25">let $grande := max(//lake[located/@country = $america]/@area)</text:span></text:p>
      <text:p text:style-name="P25"><text:span text:style-name="T25">for $var in /mondial/lake</text:span></text:p>
      <text:p text:style-name="P25"><text:span text:style-name="T25">where $var/located/@country = $america and $var/@area = $grande</text:span></text:p>
      <text:p text:style-name="P25"><text:span text:style-name="T25">return concat($var/@name, ", ",$var/@area)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